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de" fo:country="DE" officeooo:rsid="000d2f2a"/>
    </style:style>
    <style:style style:name="P2" style:family="paragraph" style:parent-style-name="Standard">
      <style:text-properties fo:language="de" fo:country="DE" officeooo:rsid="000d2f2a" officeooo:paragraph-rsid="000d2f2a"/>
    </style:style>
    <style:style style:name="P3" style:family="paragraph" style:parent-style-name="Standard">
      <style:text-properties fo:language="de" fo:country="DE" officeooo:rsid="000d2f2a" officeooo:paragraph-rsid="000e6ef4"/>
    </style:style>
    <style:style style:name="P4" style:family="paragraph" style:parent-style-name="Standard">
      <style:text-properties fo:language="de" fo:country="DE" officeooo:rsid="000e6ef4" officeooo:paragraph-rsid="000e6ef4"/>
    </style:style>
    <style:style style:name="T1" style:family="text">
      <style:text-properties officeooo:rsid="000e6ef4"/>
    </style:style>
    <style:style style:name="T2" style:family="text">
      <style:text-properties officeooo:rsid="001189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t Wohlstand mit Reichtum gleichzusetzen?</text:p>
      <text:p text:style-name="P1"/>
      <text:p text:style-name="P2">Wie definiert man Wohlstand? Durch Reichtum, Geld und finanzielle Sicherheit? Durch Freunde, Familie und Frieden? Der Duden beschränkt sich hierbei auf keine konkreten Konzepte, er bleibt allgemein, vielumfassend: “hoher Lebensstandard”. Aber ist ein beachtliches Einkommen – „Reichtum“ – nicht der Ursprung jeder Glückseligkeit, jeden „hohen Lebensstandard[s]“?</text:p>
      <text:p text:style-name="P2"/>
      <text:p text:style-name="P3">Bezieht man sich auf den Zeitungsartikel „Nichts ist wichtiger als Gesundheit“ sowie auf die Infografik „Was verbinden Sie mit Wohlstand?“, jeweils veröffentlicht am 27. November 2012 in der Tageszeitung „Salzburger Nachrichten“, so ist dies für die österreichische und deutsche Bevölkerung nicht der Fall. Dem Zeitungsartikel zu Folge „reduzieren“ Deutsche und Österreicher Wohlstand nämlich nicht auf die „ökonomische Dimension“. Essentiell seien <text:span text:style-name="T2">hingegen</text:span> drei Faktoren: Gesundheit, die Absenz von Krieg sowie ein „sicheres Einkommen als wichtigstes materielles Fundament“. <text:s/>Diese Observationen entsprechen auch den statistischen Darstellungen der Infografik. <text:s/>Anschließend wird angeführt, dass es einen Unterschied zwischen der deutschen und österreichischen Definition von „Wohlstand“ gebe. So seien Geld und „Traumurlaub“ für Deutsche enger mit dem Begriff verbunden als hierzulande. Des Weiteren ist dem Zeitungsartikel zu entnehmen, dass auch wenn Wohlstand für die österreichische und deutsche Bevölkerung ein „Gesamtkunstwerk“ darstelle, Altruismus und „ehrenamtliches Engagement“ kein Teil davon seien.</text:p>
      <text:p text:style-name="P2"/>
      <text:p text:style-name="P2">Eine Tatsache, die sowohl Österreicher als auch Deutsche jedoch zu übersehen scheinen, ist, dass finanzielle Absicherung und materieller Wohlstand – die „ökonomische Dimension“ – der Ursprung und die Quelle – fast – all ihrer Definitionen von Wohlstand sind. „<text:span text:style-name="T1">Gesundheit“ kostet nämlich Geld. Ein hohes Einkommen mag zwar nicht direkt den Krebs besiegen oder die Leiden der Leukämie lindern können, doch es öffnet zweifellos eine Vielzahl medizinischer Möglichkeiten – besonders in Ländern mit weniger extensiven sozialen Strukturen wie den Vereinigten Staaten. Ebenso lässt nichts eher Zukunftssorgen und -ängste verblassen, als ein beachtlicher Bankkontostand. Reichtum kann natürlich auch zu seelischer Eudämonie führen, wenn es als materielle Würdigung einer Hingabe zu einem Metier, als Konsequenz von persönlichem und beruflichem Erfolg gesehen wird. </text:span></text:p>
      <text:p text:style-name="P2"/>
      <text:p text:style-name="P4">Eine Domäne konnten Geld und Reichtum jedoch noch nicht erobern: jene der persönlichen und menschlichen Beziehungen, der Familie und Freundschaften. Es steht nämlich fest: Beziehungen zu Lebenspartnern, Familienmitgliedern und Freunden sind nicht kaufbar. Der Millionär mag zwar mehr Ringe und Schmuck, mehr Villen und Sportwagen als der Bettler besitzen. Doch wenn der zerlumpte Bedürftige auch nur einen wahren Freund hat und der Millionär nur viele falsche, wer hat dann wirklich wahren Wohlstand erreicht? Der Bettler.</text:p>
      <text:p text:style-name="P4"/>
      <text:p text:style-name="P4">Es ist also wahr: Reichtum ist der Ursprung vieler Definitionen von Wohlstand. Wenn man meint, dass nichts wichtiger als Gesundheit sei, als eine sorgenfreie Zukunft und ein Leben ohne Ängste, dann muss man damit meinen, dass nichts wichtiger als Geld ist. Spricht man jedoch von persönlichen Beziehungen, so ist die Quelle von Wohlstand eine andere. Denn wenn es um Freunde und Familie geht, kann sogar ein Bettler wohlhabender sein als ein Millionär.</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13:36:47.287888000</meta:creation-date>
    <dc:date>2015-05-03T19:00:20.843645000</dc:date>
    <meta:editing-duration>PT10M51S</meta:editing-duration>
    <meta:editing-cycles>3</meta:editing-cycles>
    <meta:generator>LibreOffice/4.3.2.2$MacOSX_X86_64 LibreOffice_project/edfb5295ba211bd31ad47d0bad0118690f76407d</meta:generator>
    <meta:document-statistic meta:table-count="0" meta:image-count="0" meta:object-count="0" meta:page-count="1" meta:paragraph-count="6" meta:word-count="453" meta:character-count="3347" meta:non-whitespace-character-count="2890"/>
  </office:meta>
</office:document-meta>
</file>